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65CC94BD877FEE75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65CC94BD877FEE75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ús se enfrenta </text:span></text:p>
            <text:p text:style-name="P2"><text:span text:style-name="T1">a falsos discípulos</text:span></text:p>
            <text:p text:style-name="P3"><text:span text:style-name="T2">(Juan 8.31-59)</text:span></text:p>
            <text:p text:style-name="P2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1-08T15:24:54.181000000</dc:date>
    <meta:editing-duration>PT2H42M55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